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</style:style>
    <style:style style:name="P2" style:family="paragraph" style:parent-style-name="Text_20_body" style:list-style-name="L2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Heading_20_2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Reglas contextuales para septiembre (RAG n8n)</text:h>
      <text:list xml:id="list929791198443614988" text:style-name="L1">
        <text:list-item>
          <text:p text:style-name="P1"><text:span text:style-name="Strong_20_Emphasis"><text:span text:style-name="T1">Cambio de estación (fin de invierno, inicio de primavera):</text:span></text:span></text:p>
          <text:list>
            <text:list-item>
              <text:p text:style-name="P1"><text:span text:style-name="T1">Se incrementa la compra de </text:span><text:span text:style-name="Strong_20_Emphasis"><text:span text:style-name="T1">aguarrás, thinner, pinceles y cinta de embalaje</text:span></text:span><text:span text:style-name="T1"> porque la gente empieza a pintar, restaurar y limpiar casas.</text:span></text:p>
            </text:list-item>
            <text:list-item>
              <text:p text:style-name="P1"><text:span text:style-name="Strong_20_Emphasis"><text:span text:style-name="T1">Razón:</text:span></text:span><text:span text:style-name="T1"> septiembre es típico de refacciones y mantenimiento de hogares después del invierno.</text:span></text:p>
            </text:list-item>
          </text:list>
        </text:list-item>
        <text:list-item>
          <text:p text:style-name="P1"><text:span text:style-name="Strong_20_Emphasis"><text:span text:style-name="T1">Clima todavía fresco pero con más actividad al aire libre:</text:span></text:span></text:p>
          <text:list>
            <text:list-item>
              <text:p text:style-name="P1"><text:span text:style-name="T1">Mayor demanda de </text:span><text:span text:style-name="Strong_20_Emphasis"><text:span text:style-name="T1">guantes moteados y de PVC</text:span></text:span><text:span text:style-name="T1"> para trabajos de jardinería y mantenimiento.</text:span></text:p>
            </text:list-item>
            <text:list-item>
              <text:p text:style-name="P1"><text:span text:style-name="Strong_20_Emphasis"><text:span text:style-name="T1">Razón:</text:span></text:span><text:span text:style-name="T1"> comienzan podas y arreglos de exteriores.</text:span></text:p>
            </text:list-item>
          </text:list>
        </text:list-item>
        <text:list-item>
          <text:p text:style-name="P1"><text:span text:style-name="Strong_20_Emphasis"><text:span text:style-name="T1">Inicio de obras y remodelaciones:</text:span></text:span></text:p>
          <text:list>
            <text:list-item>
              <text:p text:style-name="P1"><text:span text:style-name="T1">Aumenta la venta de </text:span><text:span text:style-name="Strong_20_Emphasis"><text:span text:style-name="T1">electrodos sideral, llaves tubo, discos flap, discos segmentados y espuma de poliuretano</text:span></text:span><text:span text:style-name="T1">.</text:span></text:p>
            </text:list-item>
            <text:list-item>
              <text:p text:style-name="P1"><text:span text:style-name="Strong_20_Emphasis"><text:span text:style-name="T1">Razón:</text:span></text:span><text:span text:style-name="T1"> septiembre es mes de inicio de proyectos de construcción y refacciones.</text:span></text:p>
            </text:list-item>
          </text:list>
        </text:list-item>
        <text:list-item>
          <text:p text:style-name="P1"><text:span text:style-name="Strong_20_Emphasis"><text:span text:style-name="T1">Mayor consumo eléctrico por cambios de luminarias:</text:span></text:span></text:p>
          <text:list>
            <text:list-item>
              <text:p text:style-name="P1"><text:span text:style-name="T1">Se venden más </text:span><text:span text:style-name="Strong_20_Emphasis"><text:span text:style-name="T1">lámparas de 20w, 40w, 50w y vintage 15w, portalampara y timbre inalámbrico</text:span></text:span><text:span text:style-name="T1">.</text:span></text:p>
            </text:list-item>
            <text:list-item>
              <text:p text:style-name="P1"><text:span text:style-name="Strong_20_Emphasis"><text:span text:style-name="T1">Razón:</text:span></text:span><text:span text:style-name="T1"> los días son más largos y la gente aprovecha para renovar iluminación en hogares y comercios.</text:span></text:p>
            </text:list-item>
          </text:list>
        </text:list-item>
        <text:list-item>
          <text:p text:style-name="P1"><text:span text:style-name="Strong_20_Emphasis"><text:span text:style-name="T1">Incremento en mantenimiento sanitario y de plomería:</text:span></text:span></text:p>
          <text:list>
            <text:list-item>
              <text:p text:style-name="P1"><text:span text:style-name="T1">Mayor venta de </text:span><text:span text:style-name="Strong_20_Emphasis"><text:span text:style-name="T1">soda cáustica, sellarosca, canillas PVC y tapas de inodoro reforzadas</text:span></text:span><text:span text:style-name="T1">.</text:span></text:p>
            </text:list-item>
            <text:list-item>
              <text:p text:style-name="P1"><text:span text:style-name="Strong_20_Emphasis"><text:span text:style-name="T1">Razón:</text:span></text:span><text:span text:style-name="T1"> después del invierno se realizan mantenimientos preventivos en baños y cañerías.</text:span></text:p>
            </text:list-item>
          </text:list>
        </text:list-item>
        <text:list-item>
          <text:p text:style-name="P1"><text:span text:style-name="Strong_20_Emphasis"><text:span text:style-name="T1">Preparación para actividades sociales y familiares (primavera):</text:span></text:span></text:p>
          <text:list>
            <text:list-item>
              <text:p text:style-name="P1"><text:span text:style-name="T1">Mayor demanda de </text:span><text:span text:style-name="Strong_20_Emphasis"><text:span text:style-name="T1">zapatillas multicontacto, fichas macho/hembra, soportes de TV y encendedores</text:span></text:span><text:span text:style-name="T1">.</text:span></text:p>
            </text:list-item>
            <text:list-item>
              <text:p text:style-name="P1"><text:span text:style-name="Strong_20_Emphasis"><text:span text:style-name="T1">Razón:</text:span></text:span><text:span text:style-name="T1"> la gente organiza reuniones y necesita más conexiones eléctricas, además de preparar hogares para visitas.</text:span></text:p>
            </text:list-item>
          </text:list>
        </text:list-item>
        <text:list-item>
          <text:p text:style-name="P1"><text:span text:style-name="Strong_20_Emphasis"><text:span text:style-name="T1">Inicio de temporada de camping y actividades al aire libre:</text:span></text:span></text:p>
          <text:list>
            <text:list-item>
              <text:p text:style-name="P1"><text:span text:style-name="T1">Mayor venta de </text:span><text:span text:style-name="Strong_20_Emphasis"><text:span text:style-name="T1">gas butano KOVEA y lubricante multiuso HD440</text:span></text:span><text:span text:style-name="T1">.</text:span></text:p>
            </text:list-item>
            <text:list-item>
              <text:p text:style-name="P1"><text:span text:style-name="Strong_20_Emphasis"><text:span text:style-name="T1">Razón:</text:span></text:span><text:span text:style-name="T1"> septiembre abre la temporada de escapadas y camping de fin de semana.</text:span></text:p>
            </text:list-item>
          </text:list>
        </text:list-item>
        <text:list-item>
          <text:p text:style-name="P1"><text:span text:style-name="Strong_20_Emphasis"><text:span text:style-name="T1">Sellados y aislaciones por humedad de primavera:</text:span></text:span></text:p>
          <text:list>
            <text:list-item>
              <text:p text:style-name="P1"><text:span text:style-name="T1">Mayor demanda de </text:span><text:span text:style-name="Strong_20_Emphasis"><text:span text:style-name="T1">silicona neutra, silicona para zinguería y pistolas eléctricas para silicona</text:span></text:span><text:span text:style-name="T1">.</text:span></text:p>
            </text:list-item>
            <text:list-item>
              <text:p text:style-name="P1"><text:span text:style-name="Strong_20_Emphasis"><text:span text:style-name="T1">Razón:</text:span></text:span><text:span text:style-name="T1"> en primavera aumentan las lluvias y se refuerzan sellados en techos y aberturas.</text:span></text:p>
            </text:list-item>
          </text:list>
        </text:list-item>
        <text:list-item>
          <text:p text:style-name="P1"><text:span text:style-name="Strong_20_Emphasis"><text:span text:style-name="T1">Reparación y sustitución de equipos eléctricos:</text:span></text:span></text:p>
          <text:list>
            <text:list-item>
              <text:p text:style-name="P1"><text:span text:style-name="T1">Se venden más </text:span><text:span text:style-name="Strong_20_Emphasis"><text:span text:style-name="T1">resistencias de bronce y cajas para térmicas</text:span></text:span><text:span text:style-name="T1">.</text:span></text:p>
            </text:list-item>
            <text:list-item>
              <text:p text:style-name="P1"><text:soft-page-break/><text:span text:style-name="Strong_20_Emphasis"><text:span text:style-name="T1">Razón:</text:span></text:span><text:span text:style-name="T1"> tras el invierno algunos equipos eléctricos fallan y requieren mantenimiento.</text:span></text:p>
            </text:list-item>
          </text:list>
        </text:list-item>
        <text:list-item>
          <text:p text:style-name="P1"><text:span text:style-name="Strong_20_Emphasis"><text:span text:style-name="T1">Incremento en construcción ligera y bricolaje hogareño:</text:span></text:span></text:p>
        </text:list-item>
      </text:list>
      <text:list xml:id="list3735910080934847346" text:style-name="L2">
        <text:list-item>
          <text:p text:style-name="P2"><text:span text:style-name="T1">Más ventas de </text:span><text:span text:style-name="Strong_20_Emphasis"><text:span text:style-name="T1">caja de chapa, filtros de albañil, discos Bosch, llaves tubo y accesorios pequeños</text:span></text:span><text:span text:style-name="T1">.</text:span></text:p>
        </text:list-item>
        <text:list-item>
          <text:p text:style-name="P2"><text:span text:style-name="Strong_20_Emphasis"><text:span text:style-name="T1">Razón:</text:span></text:span><text:span text:style-name="T1"> septiembre es el mes donde se planifican y ejecutan arreglos antes de fin de año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ponce</meta:initial-creator>
    <meta:creation-date>2025-10-01T18:56:43.45</meta:creation-date>
    <meta:document-statistic meta:table-count="0" meta:image-count="0" meta:object-count="0" meta:page-count="2" meta:paragraph-count="31" meta:word-count="383" meta:character-count="2370"/>
    <dc:date>2025-10-01T18:58:14.93</dc:date>
    <dc:creator>alvaro ponce</dc:creator>
    <meta:editing-duration>PT1M32S</meta:editing-duration>
    <meta:editing-cycles>1</meta:editing-cycles>
    <meta:generator>OpenOffice/4.1.15$Win32 OpenOffice.org_project/4115m2$Build-9813</meta:generator>
  </office:meta>
</office:document-meta>
</file>